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3f5fbf"/>
    </style:style>
    <style:style style:name="T5" style:family="text">
      <style:text-properties fo:color="#3f5fbf" style:text-underline-style="solid" style:text-underline-width="auto" style:text-underline-color="font-color"/>
    </style:style>
    <style:style style:name="T6" style:family="text">
      <style:text-properties fo:color="#7f9fbf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3f7f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ting</text:p>
      <text:p text:style-name="Standard">Car c; Vehicle v;</text:p>
      <text:p text:style-name="Standard"/>
      <text:p text:style-name="Standard">v= new Car();</text:p>
      <text:p text:style-name="Standard">c= (Car)v;</text:p>
      <text:p text:style-name="Standard"/>
      <text:p text:style-name="Standard">float f=3.0;</text:p>
      <text:p text:style-name="Standard">x=(int)f;</text:p>
      <text:p text:style-name="Standard"/>
      <text:p text:style-name="Standard">Code put on board:</text:p>
      <text:p text:style-name="Standard"/>
      <text:p text:style-name="P1"><text:span text:style-name="T1">package</text:span><text:span text:style-name="T2"> lesson090415;</text:span></text:p>
      <text:p text:style-name="P1"/>
      <text:p text:style-name="P1"><text:span text:style-name="T1">public</text:span><text:span text:style-name="T2"> </text:span><text:span text:style-name="T1">abstract</text:span><text:span text:style-name="T2"> </text:span><text:span text:style-name="T1">class</text:span><text:span text:style-name="T2"> list {</text:span></text:p>
      <text:p text:style-name="P1"/>
      <text:p text:style-name="P1"><text:span text:style-name="T2"><text:tab/></text:span><text:span text:style-name="T4">/**</text:span></text:p>
      <text:p text:style-name="P2"><text:tab/> * ADT(Abstract Data Type) in which the elements are ordered and may contain duplicates</text:p>
      <text:p text:style-name="P2"><text:tab/> * </text:p>
      <text:p text:style-name="P2"><text:tab/> */</text:p>
      <text:p text:style-name="P1"/>
      <text:p text:style-name="P1"><text:span text:style-name="T2"><text:tab/></text:span><text:span text:style-name="T1">public</text:span><text:span text:style-name="T2"> </text:span><text:span text:style-name="T1">interface</text:span><text:span text:style-name="T2"> </text:span><text:span text:style-name="T3">List</text:span><text:span text:style-name="T2"> &lt;E</text:span><text:span text:style-name="T3">&gt;</text:span></text:p>
      <text:p text:style-name="P1"><text:span text:style-name="T2"><text:tab/></text:span><text:span text:style-name="T4">/**</text:span></text:p>
      <text:p text:style-name="P1"><text:span text:style-name="T4"><text:tab/> * </text:span><text:span text:style-name="T6">@return</text:span><text:span text:style-name="T4"> the value at the given </text:span><text:span text:style-name="T5">ndx</text:span></text:p>
      <text:p text:style-name="P2"><text:tab/> */</text:p>
      <text:p text:style-name="P1"/>
      <text:p text:style-name="P1"><text:span text:style-name="T2"><text:tab/></text:span><text:span text:style-name="T1">public</text:span><text:span text:style-name="T2"> E get(</text:span><text:span text:style-name="T1">int</text:span><text:span text:style-name="T2"> ndx);</text:span></text:p>
      <text:p text:style-name="P1"><text:span text:style-name="T2"><text:tab/></text:span><text:span text:style-name="T4">/**</text:span></text:p>
      <text:p text:style-name="P2"><text:tab/> * store the given value at given <text:span text:style-name="T7">dnx</text:span> in this List</text:p>
      <text:p text:style-name="P1"><text:span text:style-name="T4"><text:tab/> * </text:span><text:span text:style-name="T6">@return</text:span><text:span text:style-name="T4"> the old value</text:span></text:p>
      <text:p text:style-name="P2"><text:tab/> */</text:p>
      <text:p text:style-name="P1"/>
      <text:p text:style-name="P1"><text:span text:style-name="T2"><text:tab/></text:span><text:span text:style-name="T1">public</text:span><text:span text:style-name="T2"> E set(</text:span><text:span text:style-name="T1">int</text:span><text:span text:style-name="T2"> ndx, E value);</text:span></text:p>
      <text:p text:style-name="P1"><text:span text:style-name="T2"><text:tab/></text:span><text:span text:style-name="T4">/**</text:span></text:p>
      <text:p text:style-name="P2"><text:tab/> * clear this list</text:p>
      <text:p text:style-name="P2"><text:tab/> */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clear();</text:span></text:p>
      <text:p text:style-name="P1"><text:span text:style-name="T2"><text:tab/></text:span><text:span text:style-name="T4">/**</text:span></text:p>
      <text:p text:style-name="P2"><text:tab/> * Add the given value at the given <text:span text:style-name="T7">ndx</text:span>.(insert)</text:p>
      <text:p text:style-name="P2"><text:tab/> */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add(</text:span><text:span text:style-name="T1">int</text:span><text:span text:style-name="T2"> ndx, E value);</text:span></text:p>
      <text:p text:style-name="P1"><text:span text:style-name="T2"><text:tab/></text:span><text:span text:style-name="T4">/** </text:span></text:p>
      <text:p text:style-name="P2"><text:tab/> * Add the given value at end of the list</text:p>
      <text:p text:style-name="P2"><text:tab/> */</text:p>
      <text:p text:style-name="P1"/>
      <text:p text:style-name="P1"><text:span text:style-name="T2"><text:tab/></text:span><text:span text:style-name="T1">public</text:span><text:span text:style-name="T2"> add(E value);</text:span></text:p>
      <text:p text:style-name="P1"/>
      <text:p text:style-name="P1"><text:span text:style-name="T2"><text:tab/></text:span><text:span text:style-name="T1">public</text:span><text:span text:style-name="T2"> remove(</text:span><text:span text:style-name="T1">int</text:span><text:span text:style-name="T2"> ndx);</text:span></text:p>
      <text:p text:style-name="P1"><text:span text:style-name="T2"><text:tab/></text:span><text:span text:style-name="T4">/**</text:span></text:p>
      <text:p text:style-name="P2"><text:tab/> * Remove the value at the given <text:span text:style-name="T7">ndx</text:span>.</text:p>
      <text:p text:style-name="P2"><text:tab/> */</text:p>
      <text:p text:style-name="P1"/>
      <text:p text:style-name="P1"><text:span text:style-name="T2"><text:tab/></text:span><text:span text:style-name="T1">public</text:span><text:span text:style-name="T2"> </text:span><text:span text:style-name="T1">class</text:span><text:span text:style-name="T2"> ArrayList&lt;E&gt;</text:span></text:p>
      <text:p text:style-name="P1"><text:span text:style-name="T2"><text:tab/></text:span><text:span text:style-name="T1">implements</text:span><text:span text:style-name="T2"> List &lt;E&gt;</text:span></text:p>
      <text:p text:style-name="P1"><text:soft-page-break/><text:span text:style-name="T2"><text:tab/>{</text:span><text:span text:style-name="T1">int</text:span><text:span text:style-name="T2"> size=0;</text:span></text:p>
      <text:p text:style-name="P3"><text:tab/>E[] values;</text:p>
      <text:p text:style-name="P1"/>
      <text:p text:style-name="P1"><text:span text:style-name="T2"><text:tab/></text:span><text:span text:style-name="T1">public</text:span><text:span text:style-name="T2"> ArrayList()</text:span></text:p>
      <text:p text:style-name="P3"><text:tab/>{</text:p>
      <text:p text:style-name="P1"><text:span text:style-name="T2"><text:tab/><text:tab/></text:span><text:span text:style-name="T8">//values = new E[10]; //array cannot be created with unspecified type.</text:span></text:p>
      <text:p text:style-name="P1"><text:span text:style-name="T2"><text:tab/><text:tab/>values = (E[]) </text:span><text:span text:style-name="T1">new</text:span><text:span text:style-name="T2"> Object[]; </text:span><text:span text:style-name="T8">//use casting instead to satisfy compiler.</text:span></text:p>
      <text:p text:style-name="P3"><text:tab/>}</text:p>
      <text:p text:style-name="P1"><text:span text:style-name="T2"><text:tab/></text:span><text:span text:style-name="T1">public</text:span><text:span text:style-name="T2"> E get (</text:span><text:span text:style-name="T1">int</text:span><text:span text:style-name="T2"> ndx){</text:span></text:p>
      <text:p text:style-name="P1"><text:span text:style-name="T2"><text:tab/><text:tab/></text:span><text:span text:style-name="T1">return</text:span><text:span text:style-name="T2"> values [ndx];</text:span></text:p>
      <text:p text:style-name="P3"><text:tab/>}</text:p>
      <text:p text:style-name="P1"/>
      <text:p text:style-name="P1"><text:span text:style-name="T2"><text:tab/></text:span><text:span text:style-name="T1">public</text:span><text:span text:style-name="T2"> E set (</text:span><text:span text:style-name="T1">int</text:span><text:span text:style-name="T2"> ndx, E value)</text:span></text:p>
      <text:p text:style-name="P3"><text:tab/>{</text:p>
      <text:p text:style-name="P1"><text:span text:style-name="T2"><text:tab/><text:tab/>E result = values[ndx];</text:span><text:span text:style-name="T8">//getting old value</text:span></text:p>
      <text:p text:style-name="P1"><text:span text:style-name="T2"><text:tab/><text:tab/>values[ndx]=value;</text:span><text:span text:style-name="T8">//replace item</text:span></text:p>
      <text:p text:style-name="P1"><text:span text:style-name="T2"><text:tab/><text:tab/></text:span><text:span text:style-name="T1">return</text:span><text:span text:style-name="T2"> result;</text:span></text:p>
      <text:p text:style-name="P3"><text:tab/>}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clear()</text:span></text:p>
      <text:p text:style-name="P3"><text:tab/>{size=0;}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add(</text:span><text:span text:style-name="T1">int</text:span><text:span text:style-name="T2"> ndx, E value)</text:span></text:p>
      <text:p text:style-name="P3"><text:tab/>{</text:p>
      <text:p text:style-name="P1"><text:span text:style-name="T2"><text:tab/><text:tab/></text:span><text:span text:style-name="T1">if</text:span><text:span text:style-name="T2">(<text:tab/>size==values.length())</text:span></text:p>
      <text:p text:style-name="P3"><text:tab/><text:tab/><text:tab/>alloc();</text:p>
      <text:p text:style-name="P1"/>
      <text:p text:style-name="P1"><text:span text:style-name="T2"><text:tab/><text:tab/></text:span><text:span text:style-name="T1">for</text:span><text:span text:style-name="T2"> (</text:span><text:span text:style-name="T1">int</text:span><text:span text:style-name="T2"> i=size;i&gt;ndx;i--)</text:span></text:p>
      <text:p text:style-name="P3"><text:tab/><text:tab/><text:tab/>values[i]=values[i-1];</text:p>
      <text:p text:style-name="P1"/>
      <text:p text:style-name="P3"><text:tab/><text:tab/>values[ndx]= value;</text:p>
      <text:p text:style-name="P3"><text:tab/><text:tab/>size++;</text:p>
      <text:p text:style-name="P3"><text:tab/>}</text:p>
      <text:p text:style-name="P1"/>
      <text:p text:style-name="P1"><text:span text:style-name="T2"><text:tab/></text:span><text:span text:style-name="T1">private</text:span><text:span text:style-name="T2"> </text:span><text:span text:style-name="T1">void</text:span><text:span text:style-name="T2"> alloc(){</text:span></text:p>
      <text:p text:style-name="P1"><text:span text:style-name="T2"><text:tab/><text:tab/>E[] temp = (E[])</text:span><text:span text:style-name="T1">new</text:span><text:span text:style-name="T2"> Object[2*values.length()];</text:span></text:p>
      <text:p text:style-name="P1"><text:span text:style-name="T2"><text:tab/><text:tab/></text:span><text:span text:style-name="T1">for</text:span><text:span text:style-name="T2">(</text:span><text:span text:style-name="T1">int</text:span><text:span text:style-name="T2"> i=0; i&lt;size;i++)</text:span></text:p>
      <text:p text:style-name="P1"><text:span text:style-name="T2"><text:tab/><text:tab/><text:tab/>temp[i]=values[i]; </text:span><text:span text:style-name="T8">//copy data to new array</text:span></text:p>
      <text:p text:style-name="P1"><text:span text:style-name="T2"><text:tab/><text:tab/>values=temp;</text:span><text:span text:style-name="T8">//set new array as assigned reference</text:span></text:p>
      <text:p text:style-name="P3"><text:tab/>}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add(E value){</text:span></text:p>
      <text:p text:style-name="P3"><text:tab/><text:tab/>add(size, value);</text:p>
      <text:p text:style-name="P3"><text:tab/>}</text:p>
      <text:p text:style-name="P1"/>
      <text:p text:style-name="P1"><text:span text:style-name="T2"><text:tab/></text:span><text:span text:style-name="T1">public</text:span><text:span text:style-name="T2"> E remove(</text:span><text:span text:style-name="T1">int</text:span><text:span text:style-name="T2"> ndx){</text:span></text:p>
      <text:p text:style-name="P3"><text:tab/><text:tab/>E result = values[ndx];</text:p>
      <text:p text:style-name="P1"><text:span text:style-name="T2"><text:tab/><text:tab/></text:span><text:span text:style-name="T1">for</text:span><text:span text:style-name="T2">(</text:span><text:span text:style-name="T1">int</text:span><text:span text:style-name="T2"> i=ndx;i&lt;size-1;i++)</text:span></text:p>
      <text:p text:style-name="P3"><text:tab/><text:tab/><text:tab/>values[i]=values[i+1];</text:p>
      <text:p text:style-name="P3"><text:tab/><text:tab/>size--;</text:p>
      <text:p text:style-name="P1"><text:span text:style-name="T2"><text:tab/><text:tab/></text:span><text:span text:style-name="T1">return</text:span><text:span text:style-name="T2"> result;</text:span></text:p>
      <text:p text:style-name="P3"><text:tab/>}</text:p>
      <text:p text:style-name="P3"><text:tab/></text:p>
      <text:p text:style-name="P3"><text:tab/>}</text:p>
      <text:p text:style-name="P3">}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nis Klauder</meta:initial-creator>
    <meta:creation-date>2015-09-04T08:31:54.30</meta:creation-date>
    <meta:generator>OpenOffice/4.1.1$Win32 OpenOffice.org_project/411m6$Build-9775</meta:generator>
    <dc:date>2015-09-10T08:25:52.09</dc:date>
    <dc:creator>Dennis Klauder</dc:creator>
    <meta:editing-duration>PT45M11S</meta:editing-duration>
    <meta:editing-cycles>2</meta:editing-cycles>
    <meta:document-statistic meta:table-count="0" meta:image-count="0" meta:object-count="0" meta:page-count="2" meta:paragraph-count="87" meta:word-count="273" meta:character-count="1713"/>
  </office:meta>
</office:document-meta>
</file>